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3811" officeooo:paragraph-rsid="00043811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6pt" officeooo:rsid="00043811" officeooo:paragraph-rsid="00043811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55b7e" officeooo:paragraph-rsid="00055b7e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43811" officeooo:paragraph-rsid="00043811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72f44" officeooo:paragraph-rsid="00072f44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77dd4" officeooo:paragraph-rsid="00077dd4" style:font-size-asian="14pt" style:font-size-complex="16pt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officeooo:rsid="00072f44"/>
    </style:style>
    <style:style style:name="T3" style:family="text">
      <style:text-properties officeooo:rsid="00077d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 2</text:p>
      <text:p text:style-name="P1">Топологии сетей</text:p>
      <text:p text:style-name="P2"/>
      <text:p text:style-name="P2">Слайд 1</text:p>
      <text:p text:style-name="P2">Приветствие.</text:p>
      <text:p text:style-name="P2">Объявление темы: “<text:span text:style-name="T1">Топологии сетей”.</text:span></text:p>
      <text:p text:style-name="P2"/>
      <text:p text:style-name="P2">Слайд 2</text:p>
      <text:p text:style-name="P3">&gt; (сказать определение топологии сетей) или использовать данный вариант: </text:p>
      <text:p text:style-name="P3">… - это способ организации сети. Описание того, как ссылки и узлы настроены для связи друг с другом. </text:p>
      <text:p text:style-name="P2"/>
      <text:p text:style-name="P2">Слайд 3</text:p>
      <text:p text:style-name="P3">По сути сетевая топология <text:span text:style-name="T2">это </text:span>конфигурация граф<text:span text:style-name="T2">а</text:span>. Где вершины – узлы сети, а рёбра – связи между ними.</text:p>
      <text:p text:style-name="P2"/>
      <text:p text:style-name="P2">Слайд 4</text:p>
      <text:p text:style-name="P3">Рассмотрим часто встречающиеся примеры</text:p>
      <text:p text:style-name="P2"/>
      <text:p text:style-name="P2">Слайд 5</text:p>
      <text:p text:style-name="P3">Полносвязная – все связаны со всеми. </text:p>
      <text:p text:style-name="P2"/>
      <text:p text:style-name="P2">Слайд 6</text:p>
      <text:p text:style-name="P3">Ячеистая – та же полносвязная, только с удалением некоторых связей.</text:p>
      <text:p text:style-name="P2"/>
      <text:p text:style-name="P2">Слайд 7</text:p>
      <text:p text:style-name="P3">Топология “Звезда” - все компьютеры сети присоединены к центральному узлу (коммутатору, маршрутизатору).</text:p>
      <text:p text:style-name="P3"/>
      <text:p text:style-name="P2">Слайд 8</text:p>
      <text:p text:style-name="P3">На практике чаще всего применяется смешанная топология, в которой содержаться другие топологии. Например, как здесь: звезда, полносвязная и кольцо.</text:p>
      <text:p text:style-name="P2"/>
      <text:p text:style-name="P2"/>
      <text:p text:style-name="P2"><text:soft-page-break/>Слайд 9</text:p>
      <text:p text:style-name="P2">Сетевая топология может быть <text:span text:style-name="T2">физической, логической, информационной и уп</text:span>равления обменом</text:p>
      <text:p text:style-name="P5">Сейчас хотелось бы выделить физическую и логическую.</text:p>
      <text:p text:style-name="P5"/>
      <text:p text:style-name="P2">Слайд 10</text:p>
      <text:p text:style-name="P5">Физическая – описывае<text:span text:style-name="T3">т</text:span> как соед<text:span text:style-name="T3">инены устройства в сети.</text:span></text:p>
      <text:p text:style-name="P2"/>
      <text:p text:style-name="P2">Слайд 11 </text:p>
      <text:p text:style-name="P6">Логическая – описывает хождение сигнала в рамках физической топологии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Cover_7e_LT_7e_Gliederung_20_1" style:display-name="Cover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7e_LT_7e_Gliederung_20_2" style:display-name="Cover~LT~Gliederung 2" style:family="paragraph" style:parent-style-name="Cover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ver_7e_LT_7e_Gliederung_20_3" style:display-name="Cover~LT~Gliederung 3" style:family="paragraph" style:parent-style-name="Cover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ver_7e_LT_7e_Gliederung_20_4" style:display-name="Cover~LT~Gliederung 4" style:family="paragraph" style:parent-style-name="Cover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5" style:display-name="Cover~LT~Gliederung 5" style:family="paragraph" style:parent-style-name="Cover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6" style:display-name="Cover~LT~Gliederung 6" style:family="paragraph" style:parent-style-name="Cover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7" style:display-name="Cover~LT~Gliederung 7" style:family="paragraph" style:parent-style-name="Cover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8" style:display-name="Cover~LT~Gliederung 8" style:family="paragraph" style:parent-style-name="Cover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Gliederung_20_9" style:display-name="Cover~LT~Gliederung 9" style:family="paragraph" style:parent-style-name="Cover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ver_7e_LT_7e_Titel" style:display-name="Cover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7e_LT_7e_Untertitel" style:display-name="Cover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7e_LT_7e_Notizen" style:display-name="Cover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ver_7e_LT_7e_Hintergrundobjekte" style:display-name="Cover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ver_7e_LT_7e_Hintergrund" style:display-name="Cover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1" style:display-name="Description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scription_7e_LT_7e_Gliederung_20_2" style:display-name="Description~LT~Gliederung 2" style:family="paragraph" style:parent-style-name="Description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scription_7e_LT_7e_Gliederung_20_3" style:display-name="Description~LT~Gliederung 3" style:family="paragraph" style:parent-style-name="Description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scription_7e_LT_7e_Gliederung_20_4" style:display-name="Description~LT~Gliederung 4" style:family="paragraph" style:parent-style-name="Description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5" style:display-name="Description~LT~Gliederung 5" style:family="paragraph" style:parent-style-name="Description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6" style:display-name="Description~LT~Gliederung 6" style:family="paragraph" style:parent-style-name="Description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7" style:display-name="Description~LT~Gliederung 7" style:family="paragraph" style:parent-style-name="Description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8" style:display-name="Description~LT~Gliederung 8" style:family="paragraph" style:parent-style-name="Description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Gliederung_20_9" style:display-name="Description~LT~Gliederung 9" style:family="paragraph" style:parent-style-name="Description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scription_7e_LT_7e_Titel" style:display-name="Description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scription_7e_LT_7e_Untertitel" style:display-name="Description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scription_7e_LT_7e_Notizen" style:display-name="Description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scription_7e_LT_7e_Hintergrundobjekte" style:display-name="Description~LT~Hintergrundobjekte" style:family="paragraph">
      <style:text-properties style:font-name="Nimbus Sans" fo:font-family="'Nimbus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scription_7e_LT_7e_Hintergrund" style:display-name="Description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s_7e_LT_7e_Gliederung_20_1" style:display-name="Contens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s_7e_LT_7e_Gliederung_20_2" style:display-name="Contens~LT~Gliederung 2" style:family="paragraph" style:parent-style-name="Contens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s_7e_LT_7e_Gliederung_20_3" style:display-name="Contens~LT~Gliederung 3" style:family="paragraph" style:parent-style-name="Contens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s_7e_LT_7e_Gliederung_20_4" style:display-name="Contens~LT~Gliederung 4" style:family="paragraph" style:parent-style-name="Contens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5" style:display-name="Contens~LT~Gliederung 5" style:family="paragraph" style:parent-style-name="Contens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6" style:display-name="Contens~LT~Gliederung 6" style:family="paragraph" style:parent-style-name="Contens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7" style:display-name="Contens~LT~Gliederung 7" style:family="paragraph" style:parent-style-name="Contens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8" style:display-name="Contens~LT~Gliederung 8" style:family="paragraph" style:parent-style-name="Contens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Gliederung_20_9" style:display-name="Contens~LT~Gliederung 9" style:family="paragraph" style:parent-style-name="Contens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s_7e_LT_7e_Titel" style:display-name="Contens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s_7e_LT_7e_Untertitel" style:display-name="Contens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s_7e_LT_7e_Notizen" style:display-name="Contens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Contens_7e_LT_7e_Hintergrundobjekte" style:display-name="Contens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Contens_7e_LT_7e_Hintergrund" style:display-name="Contens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Gliederung_20_1" style:display-name="Titl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ticle1_7e_LT_7e_Gliederung_20_1" style:display-name="Article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1_7e_LT_7e_Gliederung_20_2" style:display-name="Article1~LT~Gliederung 2" style:family="paragraph" style:parent-style-name="Article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rticle1_7e_LT_7e_Gliederung_20_3" style:display-name="Article1~LT~Gliederung 3" style:family="paragraph" style:parent-style-name="Article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rticle1_7e_LT_7e_Gliederung_20_4" style:display-name="Article1~LT~Gliederung 4" style:family="paragraph" style:parent-style-name="Article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5" style:display-name="Article1~LT~Gliederung 5" style:family="paragraph" style:parent-style-name="Article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6" style:display-name="Article1~LT~Gliederung 6" style:family="paragraph" style:parent-style-name="Article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7" style:display-name="Article1~LT~Gliederung 7" style:family="paragraph" style:parent-style-name="Article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8" style:display-name="Article1~LT~Gliederung 8" style:family="paragraph" style:parent-style-name="Article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Gliederung_20_9" style:display-name="Article1~LT~Gliederung 9" style:family="paragraph" style:parent-style-name="Article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1_7e_LT_7e_Titel" style:display-name="Article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1_7e_LT_7e_Untertitel" style:display-name="Articl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1_7e_LT_7e_Notizen" style:display-name="Article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1_7e_LT_7e_Hintergrundobjekte" style:display-name="Artic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ticle1_7e_LT_7e_Hintergrund" style:display-name="Article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ticle2_7e_LT_7e_Gliederung_20_1" style:display-name="Article2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2_7e_LT_7e_Gliederung_20_2" style:display-name="Article2~LT~Gliederung 2" style:family="paragraph" style:parent-style-name="Article2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Article2_7e_LT_7e_Gliederung_20_3" style:display-name="Article2~LT~Gliederung 3" style:family="paragraph" style:parent-style-name="Article2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rticle2_7e_LT_7e_Gliederung_20_4" style:display-name="Article2~LT~Gliederung 4" style:family="paragraph" style:parent-style-name="Article2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5" style:display-name="Article2~LT~Gliederung 5" style:family="paragraph" style:parent-style-name="Article2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6" style:display-name="Article2~LT~Gliederung 6" style:family="paragraph" style:parent-style-name="Article2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7" style:display-name="Article2~LT~Gliederung 7" style:family="paragraph" style:parent-style-name="Article2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8" style:display-name="Article2~LT~Gliederung 8" style:family="paragraph" style:parent-style-name="Article2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Gliederung_20_9" style:display-name="Article2~LT~Gliederung 9" style:family="paragraph" style:parent-style-name="Article2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Article2_7e_LT_7e_Titel" style:display-name="Article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2_7e_LT_7e_Untertitel" style:display-name="Article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2_7e_LT_7e_Notizen" style:display-name="Article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rticle2_7e_LT_7e_Hintergrundobjekte" style:display-name="Article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ticle2_7e_LT_7e_Hintergrund" style:display-name="Article2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fographic1_7e_LT_7e_Gliederung_20_1" style:display-name="Infographic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1_7e_LT_7e_Gliederung_20_2" style:display-name="Infographic1~LT~Gliederung 2" style:family="paragraph" style:parent-style-name="Infographic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fographic1_7e_LT_7e_Gliederung_20_3" style:display-name="Infographic1~LT~Gliederung 3" style:family="paragraph" style:parent-style-name="Infographic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fographic1_7e_LT_7e_Gliederung_20_4" style:display-name="Infographic1~LT~Gliederung 4" style:family="paragraph" style:parent-style-name="Infographic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5" style:display-name="Infographic1~LT~Gliederung 5" style:family="paragraph" style:parent-style-name="Infographic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6" style:display-name="Infographic1~LT~Gliederung 6" style:family="paragraph" style:parent-style-name="Infographic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7" style:display-name="Infographic1~LT~Gliederung 7" style:family="paragraph" style:parent-style-name="Infographic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8" style:display-name="Infographic1~LT~Gliederung 8" style:family="paragraph" style:parent-style-name="Infographic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Gliederung_20_9" style:display-name="Infographic1~LT~Gliederung 9" style:family="paragraph" style:parent-style-name="Infographic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1_7e_LT_7e_Titel" style:display-name="Infographic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1_7e_LT_7e_Untertitel" style:display-name="Infographic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1_7e_LT_7e_Notizen" style:display-name="Infographic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1_7e_LT_7e_Hintergrundobjekte" style:display-name="Infographic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fographic1_7e_LT_7e_Hintergrund" style:display-name="Infographic1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fographic3_7e_LT_7e_Gliederung_20_1" style:display-name="Infographic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3_7e_LT_7e_Gliederung_20_2" style:display-name="Infographic3~LT~Gliederung 2" style:family="paragraph" style:parent-style-name="Infographic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nfographic3_7e_LT_7e_Gliederung_20_3" style:display-name="Infographic3~LT~Gliederung 3" style:family="paragraph" style:parent-style-name="Infographic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nfographic3_7e_LT_7e_Gliederung_20_4" style:display-name="Infographic3~LT~Gliederung 4" style:family="paragraph" style:parent-style-name="Infographic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5" style:display-name="Infographic3~LT~Gliederung 5" style:family="paragraph" style:parent-style-name="Infographic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6" style:display-name="Infographic3~LT~Gliederung 6" style:family="paragraph" style:parent-style-name="Infographic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7" style:display-name="Infographic3~LT~Gliederung 7" style:family="paragraph" style:parent-style-name="Infographic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8" style:display-name="Infographic3~LT~Gliederung 8" style:family="paragraph" style:parent-style-name="Infographic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Gliederung_20_9" style:display-name="Infographic3~LT~Gliederung 9" style:family="paragraph" style:parent-style-name="Infographic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fographic3_7e_LT_7e_Titel" style:display-name="Infographic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3_7e_LT_7e_Untertitel" style:display-name="Infographic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3_7e_LT_7e_Notizen" style:display-name="Infographic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Infographic3_7e_LT_7e_Hintergrundobjekte" style:display-name="Infographic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fographic3_7e_LT_7e_Hintergrund" style:display-name="Infographic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Gliederung_20_1" style:display-name="End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Gliederung_20_2" style:display-name="End~LT~Gliederung 2" style:family="paragraph" style:parent-style-name="End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nd_7e_LT_7e_Gliederung_20_3" style:display-name="End~LT~Gliederung 3" style:family="paragraph" style:parent-style-name="End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nd_7e_LT_7e_Gliederung_20_4" style:display-name="End~LT~Gliederung 4" style:family="paragraph" style:parent-style-name="End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5" style:display-name="End~LT~Gliederung 5" style:family="paragraph" style:parent-style-name="End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6" style:display-name="End~LT~Gliederung 6" style:family="paragraph" style:parent-style-name="End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7" style:display-name="End~LT~Gliederung 7" style:family="paragraph" style:parent-style-name="End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8" style:display-name="End~LT~Gliederung 8" style:family="paragraph" style:parent-style-name="End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Gliederung_20_9" style:display-name="End~LT~Gliederung 9" style:family="paragraph" style:parent-style-name="End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7e_LT_7e_Titel" style:display-name="En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Untertitel" style:display-name="En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Notizen" style:display-name="End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nd_7e_LT_7e_Hintergrundobjekte" style:display-name="En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End_7e_LT_7e_Hintergrund" style:display-name="End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0:34:51.333845028</meta:creation-date>
    <dc:date>2022-07-10T20:09:14.230346981</dc:date>
    <meta:editing-duration>PT24M2S</meta:editing-duration>
    <meta:editing-cycles>5</meta:editing-cycles>
    <meta:generator>LibreOffice/7.3.1.3$Linux_X86_64 LibreOffice_project/30$Build-3</meta:generator>
    <meta:document-statistic meta:table-count="0" meta:image-count="0" meta:object-count="0" meta:page-count="2" meta:paragraph-count="27" meta:word-count="155" meta:character-count="1082" meta:non-whitespace-character-count="944"/>
  </office:meta>
</office:document-meta>
</file>